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1.25cm" fo:min-width="8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8.75cm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cm" fo:min-width="8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8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cm" fo:min-width="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 style:writing-mode="lr-tb"/>
    </style:style>
    <style:style style:name="P3" style:family="paragraph">
      <loext:graphic-properties draw:fill-color="#ff00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5cm" svg:height="1.5cm" svg:x="3cm" svg:y="2.5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5cm" svg:height="2.25cm" svg:x="3cm" svg:y="4.5cm">
          <text:p text:style-name="P1">Board Support Crate 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5cm" svg:height="1.25cm" svg:x="3cm" svg:y="13.75cm">
          <text:p text:style-name="P1">Physical de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5cm" svg:height="2.75cm" svg:x="3cm" svg:y="7.25cm">
          <text:p text:style-name="P1">Hardware Abstraction Layer (HAL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cm" svg:height="2.75cm" svg:x="3cm" svg:y="10.5cm">
          <text:p text:style-name="P1">Architecture Support Crate</text:p>
          <text:p text:style-name="P1">cortex-*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cm" svg:height="2.75cm" svg:x="7.75cm" svg:y="10.5cm">
          <text:p text:style-name="P1">Peripheral Access Control (PAC)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437cm" svg:height="0.962cm" svg:x="13.063cm" svg:y="5.038cm">
          <draw:text-box>
            <text:p>rp-pico</text:p>
          </draw:text-box>
        </draw:frame>
        <draw:frame draw:style-name="gr7" draw:text-style-name="P4" draw:layer="layout" svg:width="3.525cm" svg:height="0.962cm" svg:x="12.975cm" svg:y="8cm">
          <draw:text-box>
            <text:p>rp2040-hal</text:p>
          </draw:text-box>
        </draw:frame>
        <draw:frame draw:style-name="gr8" draw:text-style-name="P4" draw:layer="layout" svg:width="2.97cm" svg:height="0.962cm" svg:x="13cm" svg:y="11.288cm">
          <draw:text-box>
            <text:p>cortex-m</text:p>
          </draw:text-box>
        </draw:frame>
        <draw:frame draw:style-name="gr9" draw:text-style-name="P4" draw:layer="layout" svg:width="3.702cm" svg:height="0.962cm" svg:x="16.048cm" svg:y="11.25cm">
          <draw:text-box>
            <text:p>rp2040-pa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9T09:54:57.046652462</meta:creation-date>
    <dc:date>2024-03-29T14:05:36.081942417</dc:date>
    <meta:editing-duration>PT6H41M7S</meta:editing-duration>
    <meta:editing-cycles>4</meta:editing-cycles>
    <meta:generator>LibreOffice/7.3.7.2$Linux_X86_64 LibreOffice_project/30$Build-2</meta:generator>
    <meta:document-statistic meta:object-count="10"/>
  </office:meta>
</office:document-meta>
</file>